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438" officeooo:paragraph-rsid="001b6438"/>
    </style:style>
    <style:style style:name="P2" style:family="paragraph" style:parent-style-name="Standard">
      <style:text-properties officeooo:rsid="001b6438" officeooo:paragraph-rsid="001f97eb"/>
    </style:style>
    <style:style style:name="T1" style:family="text">
      <style:text-properties officeooo:rsid="001d02c2"/>
    </style:style>
    <style:style style:name="T2" style:family="text">
      <style:text-properties officeooo:rsid="001f97eb"/>
    </style:style>
    <style:style style:name="T3" style:family="text">
      <style:text-properties officeooo:rsid="00229417"/>
    </style:style>
    <style:style style:name="T4" style:family="text">
      <style:text-properties officeooo:rsid="0024e500"/>
    </style:style>
    <style:style style:name="T5" style:family="text">
      <style:text-properties officeooo:rsid="002735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nitial goal for the project was to create a neural network based learning AI to play Magic and present an enjoyable challenge to experienced players. However due to <text:span text:style-name="T5">several</text:span> reasons, this goal was found to be unrealistic for the time-frame of the project.</text:p>
      <text:p text:style-name="P2"><text:tab/>Firstly, neural networks need to be trained against training data, of which none is available. This data could be generated by running the network and manually or automatically telling the network if it has succeeded in its task. However the task is complex enough that <text:span text:style-name="T1">one decision or assessment within the game cannot be deemed a “good” move. This is due to the unknown information present in the game, as well as several random factors. As such it is impossible to know what the “best” move is at any given point. Thus, the only realistic way to generate training data would be to save all decisions and assessments made throughout a game, and assess them at the end as “good” if the AI won, and “bad” if the AI lost, saving the “good” data and discarding the majority of the “bad” data. This would be possible, but due to the time-frame and computational resources available, implausible.</text:span></text:p>
      <text:p text:style-name="P2"><text:span text:style-name="T2"><text:tab/>An alternative to this would be to introduce some supervision during the game for AI, to allow it to discern “good” moves from “bad” ones. Before each decision that the AI makes, the program would assess the game state and score it. The Forge client currently has a game state scoring algorithm, and so to start this would be used. This score would be a signpost for whether a move is “good” or “bad”. For example, if the AI makes a move that results in the game state score improving, then that move would be considered “good”. This fixes the issue of having to evaluate every move at the end of the game, however it does not solve the issue of needing extensive time and resources in order to train the AI.</text:span></text:p>
      <text:p text:style-name="P2"><text:tab/><text:span text:style-name="T3">The second hurdle for the initial goal was that of inputs; Magic has a plethora of variables that could sensibly be used as inputs for an AI. From low level micro factors – such as which cards are available to play, which cards are on the table at the time, and how many cards the opponent has available for them to use – to macro factors – such as which cards are in the deck and could be encountered in future turns, whether the AI or the opponent is the more aggressive or defensive deck, or if certain cards work together to be better than a different card played on its own. The wide variety of variables available makes deciding which inputs to use a difficult decision, as well as presenting the challenge of formatting some of these variables into a form that a neural network can understand and use as an input.</text:span></text:p>
      <text:p text:style-name="P2"><text:tab/><text:span text:style-name="T4">The only feasible solution for this issue is to artificially limit the AI’s scope by only using micro level inputs, and only a subset of them. This makes the AI more limited in its capabilities, but by reducing input amounts, the time taken for AI to successfully train will be reduced as well. This concept applies across all types of AI methods, so even though the neural network method presents problems, this solution carries across to alternative method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08:55:52.260000000</meta:creation-date>
    <dc:date>2020-02-17T09:47:15.916000000</dc:date>
    <meta:editing-duration>PT30M57S</meta:editing-duration>
    <meta:editing-cycles>10</meta:editing-cycles>
    <meta:generator>LibreOffice/6.2.0.3$Windows_X86_64 LibreOffice_project/98c6a8a1c6c7b144ce3cc729e34964b47ce25d62</meta:generator>
    <meta:document-statistic meta:table-count="0" meta:image-count="0" meta:object-count="0" meta:page-count="1" meta:paragraph-count="5" meta:word-count="562" meta:character-count="3151" meta:non-whitespace-character-count="2587"/>
  </office:meta>
</office:document-meta>
</file>